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85</mn>
            </mrow>
            <mi>,</mi>
            <mrow>
              <mi>n</mi>
              <mo stretchy="false">=</mo>
              <mn>6</mn>
            </mrow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row>
              <mi>w</mi>
              <mo stretchy="false">+</mo>
              <mn>2</mn>
            </mrow>
            <mrow>
              <mi>l</mi>
              <mo stretchy="false">=</mo>
              <mi>L</mi>
            </mrow>
          </mrow>
        </mtd>
      </mtr>
      <mtr>
        <mtd>
          <mrow>
            <mn>7</mn>
            <mrow>
              <mi>w</mi>
              <mo stretchy="false">+</mo>
              <mn>2</mn>
            </mrow>
            <mrow>
              <mi>l</mi>
              <mo stretchy="false">=</mo>
              <mn>85</mn>
            </mrow>
          </mrow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row>
              <mi>l</mi>
              <mo stretchy="false">=</mo>
              <mrow>
                <mn>85</mn>
                <mo stretchy="false">−</mo>
                <mn>7</mn>
              </mrow>
            </mrow>
            <mfrac>
              <mi>w</mi>
              <mn>2</mn>
            </mfrac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row>
              <mi>A</mi>
              <mo stretchy="false">=</mo>
              <mi mathvariant="italic">lw</mi>
            </mrow>
          </mrow>
        </mtd>
      </mtr>
      <mtr>
        <mtd>
          <mrow/>
        </mtd>
      </mtr>
      <mtr>
        <mtd>
          <mrow>
            <mtext>subs (1) into (2)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i>w</mi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frac>
                <mn>85</mn>
                <mn>2</mn>
              </mfrac>
            </mrow>
            <mrow>
              <mi>w</mi>
              <mo stretchy="false">−</mo>
              <mfrac>
                <mn>7</mn>
                <mn>2</mn>
              </mfrac>
            </mrow>
            <msup>
              <mi>w</mi>
              <mn>2</mn>
            </msup>
          </mrow>
        </mtd>
      </mtr>
    </mtable>
    <annotation encoding="StarMath 5.0">L=85, n=6 newline newline(n+1)w+2l=L newline 7w+2l=85 newline (1)l= 85-7w over 2  newline newline (2)A=lw newline newline "subs (1) into (2)" A=({85-7w} over {2})(w) newline A=85 over 2 w - 7 over 2 w^2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0:26:53.110756955</meta:creation-date>
    <dc:date>2022-08-10T14:01:26.828627336</dc:date>
    <meta:editing-duration>PT1H3M50S</meta:editing-duration>
    <meta:editing-cycles>2</meta:editing-cycles>
    <meta:generator>LibreOffice/7.3.5.2$Linux_X86_64 LibreOffice_project/30$Build-2</meta:generator>
  </office:meta>
</office:document-meta>
</file>